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2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1.464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049cm" svg:height="5.334cm" svg:x="4.779cm" svg:y="3.1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39cm" svg:height="0.643cm" svg:x="8.246cm" svg:y="4.1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21cm" svg:height="0.597cm" svg:x="8.246cm" svg:y="5.43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572cm" svg:height="0.721cm" svg:x="4.906cm" svg:y="4.156cm">
          <draw:text-box>
            <text:p><text:span text:style-name="T1">Username:</text:span></text:p>
          </draw:text-box>
        </draw:frame>
        <draw:frame draw:style-name="gr3" draw:text-style-name="P2" draw:layer="layout" svg:width="2.475cm" svg:height="0.721cm" svg:x="5.095cm" svg:y="5.442cm">
          <draw:text-box draw:corner-radius="0.127cm">
            <text:p><text:span text:style-name="T1">Password:</text:span></text:p>
          </draw:text-box>
        </draw:frame>
        <draw:frame draw:style-name="gr3" draw:text-style-name="P3" draw:layer="layout" svg:width="3.995cm" svg:height="0.645cm" svg:x="10.802cm" svg:y="6.153cm">
          <draw:text-box>
            <text:p><text:span text:style-name="T2">forgot your password?</text:span></text:p>
          </draw:text-box>
        </draw:frame>
        <draw:custom-shape draw:style-name="gr4" draw:text-style-name="P4" draw:layer="layout" svg:width="2.54cm" svg:height="0.635cm" svg:x="12.076cm" svg:y="16.875cm">
          <text:p text:style-name="P1"><text:span text:style-name="T1">Register</text:span></text:p>
          <draw:enhanced-geometry svg:viewBox="0 0 21600 21600" draw:type="rectangle" draw:enhanced-path="M 0 0 L 21600 0 21600 21600 0 21600 0 0 Z N"/>
        </draw:custom-shape>
        <draw:frame draw:style-name="gr3" draw:layer="layout" svg:width="5.303cm" svg:height="0.962cm" svg:x="4.683cm" svg:y="2.016cm">
          <draw:text-box>
            <text:p>Log In to iBudget</text:p>
          </draw:text-box>
        </draw:frame>
        <draw:frame draw:style-name="gr3" draw:text-style-name="P5" draw:layer="layout" svg:width="10.184cm" svg:height="0.806cm" svg:x="5.16cm" svg:y="8.693cm">
          <draw:text-box>
            <text:p><text:span text:style-name="T3">Don't have an account yet? Create one </text:span><text:span text:style-name="T4">here</text:span></text:p>
          </draw:text-box>
        </draw:frame>
        <draw:frame draw:style-name="gr5" draw:text-style-name="P2" draw:layer="layout" svg:width="3.743cm" svg:height="0.721cm" svg:x="4.75cm" svg:y="12.911cm">
          <draw:text-box>
            <text:p><text:span text:style-name="T1">Username:</text:span></text:p>
          </draw:text-box>
        </draw:frame>
        <draw:frame draw:style-name="gr6" draw:text-style-name="P2" draw:layer="layout" svg:width="3.158cm" svg:height="0.721cm" svg:x="4.683cm" svg:y="14.176cm">
          <draw:text-box>
            <text:p><text:span text:style-name="T1"><text:s/></text:span><text:span text:style-name="T1">Password:</text:span></text:p>
          </draw:text-box>
        </draw:frame>
        <draw:frame draw:style-name="gr7" draw:text-style-name="P2" draw:layer="layout" svg:width="3.937cm" svg:height="0.721cm" svg:x="4.783cm" svg:y="15.551cm">
          <draw:text-box>
            <text:p><text:span text:style-name="T1">Repeat password:</text:span></text:p>
          </draw:text-box>
        </draw:frame>
        <draw:custom-shape draw:style-name="gr8" draw:text-style-name="P1" draw:layer="layout" svg:width="11.541cm" svg:height="5.873cm" svg:x="4.507cm" svg:y="12.14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692cm" svg:height="0.962cm" svg:x="4.418cm" svg:y="10.926cm">
          <draw:text-box>
            <text:p>Create an account</text:p>
          </draw:text-box>
        </draw:frame>
        <draw:custom-shape draw:style-name="gr2" draw:text-style-name="P1" draw:layer="layout" svg:width="6.421cm" svg:height="0.597cm" svg:x="8.844cm" svg:y="15.6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21cm" svg:height="0.597cm" svg:x="8.844cm" svg:y="14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21cm" svg:height="0.597cm" svg:x="8.844cm" svg:y="12.93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20T14:20:23</meta:creation-date>
    <dc:date>2012-02-25T12:56:11</dc:date>
    <meta:editing-duration>PT37M43S</meta:editing-duration>
    <meta:editing-cycles>72</meta:editing-cycles>
    <meta:generator>LibreOffice/3.5$MacOSX_x86 LibreOffice_project/7e68ba2-a744ebf-1f241b7-c506db1-7d53735</meta:generator>
    <meta:document-statistic meta:object-count="17"/>
  </office:meta>
</office:document-meta>
</file>